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d61" officeooo:paragraph-rsid="0018fd61"/>
    </style:style>
    <style:style style:name="P2" style:family="paragraph" style:parent-style-name="Standard">
      <style:text-properties officeooo:rsid="001a0441" officeooo:paragraph-rsid="001a0441"/>
    </style:style>
    <style:style style:name="P3" style:family="paragraph" style:parent-style-name="Standard">
      <style:text-properties officeooo:rsid="0018fd61" officeooo:paragraph-rsid="0018fd61"/>
    </style:style>
    <style:style style:name="P4" style:family="paragraph" style:parent-style-name="Standard">
      <style:text-properties officeooo:rsid="0018fd61" officeooo:paragraph-rsid="001ab191"/>
    </style:style>
    <style:style style:name="P5" style:family="paragraph" style:parent-style-name="Standard">
      <style:text-properties officeooo:rsid="0018fd61" officeooo:paragraph-rsid="001becde"/>
    </style:style>
    <style:style style:name="T1" style:family="text">
      <style:text-properties officeooo:rsid="001ab191"/>
    </style:style>
    <style:style style:name="T2" style:family="text">
      <style:text-properties officeooo:rsid="001be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re avancée 2 avril 2024</text:p>
      <text:p text:style-name="Standard"/>
      <text:p text:style-name="P1">Jade : </text:p>
      <text:p text:style-name="P1">- <text:span text:style-name="T1">mise en place de la page de réduction</text:span></text:p>
      <text:p text:style-name="P1">- <text:span text:style-name="T1">mise en place du serveur js et des interactions avec l’utilisateur </text:span><text:span text:style-name="T2">(recup expression entrée et réception des checkbox checked)</text:span></text:p>
      <text:p text:style-name="P1"/>
      <text:p text:style-name="P1">Yasir : </text:p>
      <text:p text:style-name="P4">- <text:span text:style-name="T1">mise en place de la page d’exercices</text:span></text:p>
      <text:p text:style-name="P5">- <text:span text:style-name="T1">mise en place du serveur js et des interactions avec l’utilisateur </text:span><text:span text:style-name="T2">(recup expression entrée et réception des checkbox checked et affichage message de réussite et d’un exemple)</text:span></text:p>
      <text:p text:style-name="P1"/>
      <text:p text:style-name="P1">Emma : </text:p>
      <text:p text:style-name="P4">- <text:span text:style-name="T1">mise en place de la page de notions entière</text:span></text:p>
      <text:p text:style-name="P1"/>
      <text:p text:style-name="P2">documentation :</text:p>
      <text:p text:style-name="P2"/>
      <text:p text:style-name="P2">event listener sur un bouton pour chercher l’expression saisie par l’utilisateur</text:p>
      <text:p text:style-name="P2">https://developer.mozilla.org/en-US/docs/Web/API/Element/click_ev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9:59:59.264230854</meta:creation-date>
    <dc:date>2024-04-02T16:37:21.058627621</dc:date>
    <meta:editing-duration>PT1H9M1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00" meta:character-count="638" meta:non-whitespace-character-count="547"/>
  </office:meta>
</office:document-meta>
</file>